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41cm"/>
    </style:style>
    <style:style style:name="co2" style:family="table-column">
      <style:table-column-properties fo:break-before="auto" style:column-width="12.739cm"/>
    </style:style>
    <style:style style:name="co3" style:family="table-column">
      <style:table-column-properties fo:break-before="auto" style:column-width="6.391cm"/>
    </style:style>
    <style:style style:name="co4" style:family="table-column">
      <style:table-column-properties fo:break-before="auto" style:column-width="6.018cm"/>
    </style:style>
    <style:style style:name="co5" style:family="table-column">
      <style:table-column-properties fo:break-before="auto" style:column-width="10.308cm"/>
    </style:style>
    <style:style style:name="co6" style:family="table-column">
      <style:table-column-properties fo:break-before="auto" style:column-width="7.288cm"/>
    </style:style>
    <style:style style:name="co7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a9d18e"/>
    </style:style>
    <style:style style:name="ce2" style:family="table-cell" style:parent-style-name="Excel_20_Built-in_20_Normal">
      <style:table-cell-properties fo:background-color="#a9d18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fo:background-color="#f4b183"/>
    </style:style>
    <style:style style:name="ce4" style:family="table-cell" style:parent-style-name="Excel_20_Built-in_20_40_25__20_-_20_Accent1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style:font-name="Calibri" style:font-name-complex="Calibri"/>
    </style:style>
    <style:style style:name="T4" style:family="text">
      <style:text-properties fo:color="#ff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5" table:default-cell-style-name="Excel_20_Built-in_20_Normal"/>
        <table:table-row table:style-name="ro1">
          <table:table-cell table:style-name="ce1" office:value-type="string">
            <text:p>sepidar</text:p>
          </table:table-cell>
          <table:table-cell table:style-name="ce1" table:number-columns-repeated="1023"/>
        </table:table-row>
        <table:table-row table:style-name="ro2">
          <table:table-cell table:style-name="ce2" office:value-type="string">
            <text:p>Customer </text:p>
          </table:table-cell>
          <table:table-cell table:style-name="ce2" office:value-type="string">
            <text:p>Customer Vendors</text:p>
          </table:table-cell>
          <table:table-cell table:style-name="ce2" office:value-type="string">
            <text:p>identity <text:s/>Customer</text:p>
          </table:table-cell>
          <table:table-cell table:style-name="ce2" office:value-type="string">
            <text:p>Product</text:p>
          </table:table-cell>
          <table:table-cell table:style-name="ce2" office:value-type="string">
            <text:p>identity <text:s/>Product</text:p>
          </table:table-cell>
          <table:table-cell table:style-name="ce2" office:value-type="string">
            <text:p>Quotes</text:p>
          </table:table-cell>
          <table:table-cell table:style-name="ce2" office:value-type="string">
            <text:p>Invoice</text:p>
          </table:table-cell>
          <table:table-cell table:style-name="ce2" office:value-type="string">
            <text:p>PurchaseOrder</text:p>
          </table:table-cell>
          <table:table-cell table:style-name="ce2" office:value-type="string">
            <text:p>Cashflow4You</text:p>
          </table:table-cell>
          <table:table-cell table:style-name="ce2" table:number-columns-repeated="1015"/>
        </table:table-row>
        <table:table-row table:style-name="ro3">
          <table:table-cell office:value-type="string">
            <text:p>GetGroupingByEntity <text:s text:c="5"/><text:span text:style-name="T1">preinsert</text:span></text:p>
          </table:table-cell>
          <table:table-cell office:value-type="string">
            <text:p>GetGroupingByEntity <text:s text:c="4"/><text:span text:style-name="T1">preinsert</text:span></text:p>
          </table:table-cell>
          <table:table-cell office:value-type="string">
            <text:p>partyId or code</text:p>
          </table:table-cell>
          <table:table-cell office:value-type="string">
            <text:p>GetGroupingByEntity <text:s text:c="2"/><text:span text:style-name="T1">preinsert</text:span></text:p>
          </table:table-cell>
          <table:table-cell office:value-type="string">
            <text:p>itemID or code</text:p>
          </table:table-cell>
          <table:table-cell office:value-type="string">
            <text:p>GetGroupingByEntity</text:p>
          </table:table-cell>
          <table:table-cell office:value-type="string">
            <text:p>GetGroupingByEntity</text:p>
          </table:table-cell>
          <table:table-cell table:style-name="ce6" office:value-type="string">
            <text:p>GetInventoryPurchaseInvoice <text:s text:c="2"/><text:span text:style-name="T4">list</text:span></text:p>
          </table:table-cell>
          <table:table-cell table:number-columns-repeated="1016"/>
        </table:table-row>
        <table:table-row table:style-name="ro4">
          <table:table-cell office:value-type="string">
            <text:p>SG.General.PartyManagement.Common.PartyCustomerGroup <text:s/><text:span text:style-name="T1">GetGrouping</text:span><text:span text:style-name="T2"> <text:s/></text:span></text:p>
          </table:table-cell>
          <table:table-cell office:value-type="string">
            <text:p>SG.General.PartyManagement.Common.PartyCustomerGroup <text:s/><text:span text:style-name="T1">GetGrouping</text:span><text:span text:style-name="T2"> <text:s/></text:span></text:p>
          </table:table-cell>
          <table:table-cell/>
          <table:table-cell office:value-type="string">
            <text:p>SG.Inventory.ItemManagement.Common.ItemSaleGroup <text:s text:c="11"/><text:span text:style-name="T1">GetGrouping</text:span></text:p>
          </table:table-cell>
          <table:table-cell/>
          <table:table-cell office:value-type="string">
            <text:p>GenerateQuotation</text:p>
          </table:table-cell>
          <table:table-cell office:value-type="string">
            <text:p>SG.Inventory.ItemManagement.Common.ItemSaleGroup</text:p>
          </table:table-cell>
          <table:table-cell office:value-type="string">
            <text:p>GenerateInventoryPurchaseInvoice <text:s text:c="4"/><text:span text:style-name="T1">insert</text:span></text:p>
          </table:table-cell>
          <table:table-cell table:number-columns-repeated="1016"/>
        </table:table-row>
        <table:table-row table:style-name="ro4">
          <table:table-cell office:value-type="string">
            <text:p>GetPartyPartyPhonePartyAddress <text:s text:c="5"/><text:span text:style-name="T1"><text:s text:c="4"/>list</text:span></text:p>
          </table:table-cell>
          <table:table-cell office:value-type="string">
            <text:p>GetPartyPartyPhonePartyAddress <text:s text:c="5"/><text:span text:style-name="T1"><text:s/>list</text:span></text:p>
          </table:table-cell>
          <table:table-cell/>
          <table:table-cell office:value-type="string">
            <text:p>SG.Inventory.ItemManagement.Common.ItemPurchaseGroup <text:s text:c="3"/><text:span text:style-name="T1">GetGrouping</text:span></text:p>
          </table:table-cell>
          <table:table-cell table:number-columns-repeated="2"/>
          <table:table-cell office:value-type="string">
            <text:p>SG.Inventory.ItemManagement.Common.ItemPurchaseGroup</text:p>
          </table:table-cell>
          <table:table-cell table:number-columns-repeated="1017"/>
        </table:table-row>
        <table:table-row table:style-name="ro4">
          <table:table-cell office:value-type="string">
            <text:p>GeneratePartyPartyPhonePartyAddres <text:s text:c="4"/><text:span text:style-name="T1">insert</text:span></text:p>
          </table:table-cell>
          <table:table-cell office:value-type="string">
            <text:p>GeneratePartyPartyPhonePartyAddres <text:s text:c="2"/><text:span text:style-name="T1">insert</text:span></text:p>
          </table:table-cell>
          <table:table-cell/>
          <table:table-cell office:value-type="string">
            <text:p>GetStock <text:s text:c="7"/><text:span text:style-name="T1">preinsert</text:span></text:p>
          </table:table-cell>
          <table:table-cell table:number-columns-repeated="2"/>
          <table:table-cell office:value-type="string">
            <text:p>GenerateInvoice <text:s text:c="4"/><text:span text:style-name="T1">insert</text:span></text:p>
          </table:table-cell>
          <table:table-cell table:number-columns-repeated="1017"/>
        </table:table-row>
        <table:table-row table:style-name="ro4">
          <table:table-cell office:value-type="string">
            <text:p>UpdatePartyByPartyRef <text:s text:c="3"/><text:span text:style-name="T1">update</text:span></text:p>
          </table:table-cell>
          <table:table-cell office:value-type="string">
            <text:p>GeneratePartyRole <text:s text:c="7"/><text:span text:style-name="T1">type</text:span></text:p>
          </table:table-cell>
          <table:table-cell/>
          <table:table-cell office:value-type="string">
            <text:p>GetUnit <text:s text:c="9"/><text:span text:style-name="T1">preinsert</text:span>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UpdatePartyByPartyRef <text:s text:c="11"/><text:span text:style-name="T1">update</text:span></text:p>
          </table:table-cell>
          <table:table-cell/>
          <table:table-cell office:value-type="string">
            <text:p>GetSaleType <text:s/><text:span text:style-name="T1">preinsert</text:span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GetItemQuantityPrice <text:s text:c="3"/><text:span text:style-name="T1">list</text:span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GenerateItemPriceQuantity <text:s text:c="4"/><text:span text:style-name="T1">insert</text:span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UpdateItemByCode <text:s text:c="5"/><text:span text:style-name="T1">update</text:span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holoo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>
            <text:p>Customer</text:p>
          </table:table-cell>
          <table:table-cell table:style-name="ce3" office:value-type="string">
            <text:p>identity <text:s/>Customer</text:p>
          </table:table-cell>
          <table:table-cell table:style-name="ce3" office:value-type="string">
            <text:p>Product</text:p>
          </table:table-cell>
          <table:table-cell table:style-name="ce3" office:value-type="string">
            <text:p>identity <text:s/>Product</text:p>
          </table:table-cell>
          <table:table-cell table:style-name="ce3" office:value-type="string">
            <text:p>Quotes</text:p>
          </table:table-cell>
          <table:table-cell table:style-name="ce3" office:value-type="string">
            <text:p>Invoice</text:p>
          </table:table-cell>
          <table:table-cell table:style-name="ce3" office:value-type="string">
            <text:p>PurchaseOrder</text:p>
          </table:table-cell>
          <table:table-cell table:style-name="ce3" office:value-type="string">
            <text:p>Cashflow4You</text:p>
          </table:table-cell>
          <table:table-cell table:style-name="ce3" table:number-columns-repeated="1016"/>
        </table:table-row>
        <table:table-row table:style-name="ro4">
          <table:table-cell office:value-type="string">
            <text:p>GetCustomer <text:s text:c="14"/><text:span text:style-name="T1">list</text:span></text:p>
          </table:table-cell>
          <table:table-cell office:value-type="string">
            <text:p>ErpCode</text:p>
          </table:table-cell>
          <table:table-cell office:value-type="string">
            <text:p>GetMainGroup <text:s text:c="4"/><text:span text:style-name="T1">preinsert</text:span></text:p>
          </table:table-cell>
          <table:table-cell office:value-type="string">
            <text:p>ErpCode</text:p>
          </table:table-cell>
          <table:table-cell table:style-name="ce5" office:value-type="string">
            <text:p>PostPreInvoiceList <text:s text:c="5"/><text:span text:style-name="T1">list</text:span></text:p>
          </table:table-cell>
          <table:table-cell office:value-type="string">
            <text:p>GetInvoiceList <text:s text:c="3"/><text:span text:style-name="T1">list</text:span></text:p>
          </table:table-cell>
          <table:table-cell office:value-type="string">
            <text:p>GetOrderInfo <text:s text:c="6"/><text:span text:style-name="T1">list</text:span></text:p>
          </table:table-cell>
          <table:table-cell table:number-columns-repeated="1017"/>
        </table:table-row>
        <table:table-row table:style-name="ro4">
          <table:table-cell office:value-type="string">
            <text:p>PostCustomer <text:s text:c="12"/><text:span text:style-name="T1">insert</text:span></text:p>
          </table:table-cell>
          <table:table-cell/>
          <table:table-cell table:style-name="ce5" office:value-type="string">
            <text:p>PostMainGroup <text:s text:c="2"/><text:span text:style-name="T1">insertnewgroup</text:span></text:p>
          </table:table-cell>
          <table:table-cell/>
          <table:table-cell office:value-type="string">
            <text:p>PostPreInvoiceList <text:s text:c="11"/><text:span text:style-name="T1">insert</text:span></text:p>
          </table:table-cell>
          <table:table-cell office:value-type="string">
            <text:p>PostInvoiceList <text:s text:c="2"/><text:span text:style-name="T1">list</text:span></text:p>
          </table:table-cell>
          <table:table-cell office:value-type="string">
            <text:p>PostOrderList <text:s text:c="6"/><text:span text:style-name="T1">insert</text:span></text:p>
          </table:table-cell>
          <table:table-cell table:number-columns-repeated="1017"/>
        </table:table-row>
        <table:table-row table:style-name="ro4">
          <table:table-cell office:value-type="string">
            <text:p>PutCustomer <text:s text:c="13"/><text:span text:style-name="T1">update</text:span></text:p>
          </table:table-cell>
          <table:table-cell/>
          <table:table-cell table:style-name="ce5" office:value-type="string">
            <text:p>PutMainGroup <text:s text:c="2"/><text:span text:style-name="T1">updategroup</text:span></text:p>
          </table:table-cell>
          <table:table-cell table:number-columns-repeated="1021"/>
        </table:table-row>
        <table:table-row table:style-name="ro4">
          <table:table-cell office:value-type="string">
            <text:p>deleteCustomer <text:s text:c="8"/><text:span text:style-name="T1">delete</text:span></text:p>
          </table:table-cell>
          <table:table-cell/>
          <table:table-cell table:style-name="ce5" office:value-type="string">
            <text:p>GetSideGroup <text:s text:c="3"/><text:span text:style-name="T1">preinsert</text:span></text:p>
          </table:table-cell>
          <table:table-cell table:number-columns-repeated="1021"/>
        </table:table-row>
        <table:table-row table:style-name="ro4">
          <table:table-cell office:value-type="string">
            <text:p>getCustomer(page) <text:s text:c="3"/><text:span text:style-name="T1">list</text:span></text:p>
          </table:table-cell>
          <table:table-cell/>
          <table:table-cell table:style-name="ce5" office:value-type="string">
            <text:p>PostSideGroup <text:s/><text:span text:style-name="T1">insertnewgroup</text:span></text:p>
          </table:table-cell>
          <table:table-cell table:number-columns-repeated="1021"/>
        </table:table-row>
        <table:table-row table:style-name="ro4">
          <table:table-cell office:value-type="string">
            <text:p>getCustomerCount <text:s text:c="3"/><text:span text:style-name="T1">count</text:span><text:span text:style-name="T2"> </text:span></text:p>
          </table:table-cell>
          <table:table-cell/>
          <table:table-cell table:style-name="ce5" office:value-type="string">
            <text:p><text:span text:style-name="T1">PutSideGroup</text:span><text:span text:style-name="T2"> <text:s text:c="2"/></text:span><text:span text:style-name="T1">updategroup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5" office:value-type="string">
            <text:p>GetUnit <text:s text:c="13"/><text:span text:style-name="T1">preinsert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5" office:value-type="string">
            <text:p>GetProduct <text:s text:c="4"/><text:span text:style-name="T1">list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5" office:value-type="string">
            <text:p>PostProduct <text:s/><text:span text:style-name="T1">insert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5" office:value-type="string">
            <text:p>PutProduct <text:s text:c="3"/><text:span text:style-name="T1">update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5" office:value-type="string">
            <text:p>getProduct(page) <text:s text:c="2"/><text:span text:style-name="T1">list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5" office:value-type="string">
            <text:p>getProductCount <text:s text:c="2"/><text:span text:style-name="T1">count</text:span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Arpa</text:p>
          </table:table-cell>
          <table:table-cell table:style-name="ce4" office:value-type="string">
            <text:p>Arpa</text:p>
          </table:table-cell>
          <table:table-cell table:style-name="ce4" office:value-type="string">
            <text:p>Arpa</text:p>
          </table:table-cell>
          <table:table-cell table:style-name="ce4" office:value-type="string">
            <text:p>Arpa</text:p>
          </table:table-cell>
          <table:table-cell table:style-name="ce4" office:value-type="string">
            <text:p>Arpa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UserGroup</text:p>
          </table:table-cell>
          <table:table-cell table:style-name="ce4" office:value-type="string">
            <text:p>barge</text:p>
          </table:table-cell>
          <table:table-cell table:style-name="ce4" office:value-type="string">
            <text:p>Business</text:p>
          </table:table-cell>
          <table:table-cell table:style-name="ce4" office:value-type="string">
            <text:p>Cities</text:p>
          </table:table-cell>
          <table:table-cell table:style-name="ce4" office:value-type="string">
            <text:p>Items</text:p>
          </table:table-cell>
          <table:table-cell table:number-columns-repeated="1019"/>
        </table:table-row>
        <table:table-row table:style-name="ro4">
          <table:table-cell office:value-type="string">
            <text:p>GetUserGroup <text:s text:c="4"/><text:span text:style-name="T1">list</text:span></text:p>
          </table:table-cell>
          <table:table-cell office:value-type="string">
            <text:p>GetFactortypes <text:s text:c="5"/><text:span text:style-name="T1">list</text:span></text:p>
          </table:table-cell>
          <table:table-cell office:value-type="string">
            <text:p>GetBusiness <text:s text:c="5"/><text:span text:style-name="T1">list</text:span></text:p>
          </table:table-cell>
          <table:table-cell office:value-type="string">
            <text:p>GetProvince <text:s text:c="4"/><text:span text:style-name="T1">list</text:span></text:p>
          </table:table-cell>
          <table:table-cell office:value-type="string">
            <text:p>GetItemCategory <text:s text:c="5"/><text:span text:style-name="T1">list</text:span>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GetTransStates <text:s text:c="5"/><text:span text:style-name="T1">states</text:span></text:p>
          </table:table-cell>
          <table:table-cell office:value-type="string">
            <text:p>PostBusiness <text:s text:c="3"/><text:span text:style-name="T1">insert</text:span></text:p>
          </table:table-cell>
          <table:table-cell office:value-type="string">
            <text:p>GetCity <text:s text:c="14"/><text:span text:style-name="T1">list</text:span></text:p>
          </table:table-cell>
          <table:table-cell office:value-type="string">
            <text:p>GetStockAreas <text:s text:c="11"/><text:span text:style-name="T1">list</text:span>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GetBusinessCategory <text:s text:c="5"/><text:span text:style-name="T1">list</text:span></text:p>
          </table:table-cell>
          <table:table-cell/>
          <table:table-cell office:value-type="string">
            <text:p>GetItem <text:s text:c="24"/><text:span text:style-name="T1">list</text:span>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PutBusiness <text:s text:c="5"/><text:span text:style-name="T1">put</text:span></text:p>
          </table:table-cell>
          <table:table-cell/>
          <table:table-cell office:value-type="string">
            <text:p>GetItemPriceLevel <text:s text:c="2"/><text:span text:style-name="T1">LEVEL</text:span>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GetBusinessAddress <text:s text:c="4"/><text:span text:style-name="T1">list</text:span></text:p>
          </table:table-cell>
          <table:table-cell/>
          <table:table-cell office:value-type="string">
            <text:p>GetStock <text:s text:c="22"/><text:span text:style-name="T1">list</text:span>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GetStockByDetails <text:s text:c="3"/><text:span text:style-name="T1">details</text:span>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GetUnits <text:s text:c="22"/><text:span text:style-name="T1">units</text:span>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NewTransaction <text:s text:c="8"/><text:span text:style-name="T1">post</text:span>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<text:span text:style-name="T3">setitem <text:s text:c="8"/></text:span><text:span text:style-name="T1">post</text:span>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3P0" style:volatile="true">
      <number:number number:decimal-places="0" number:min-integer-digits="1" number:grouping="true"/>
      <number:text> </number:text>
      <number:currency-symbol number:language="fa" number:country="IR">﷼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fa" number:country="IR">﷼</number:currency-symbol>
      <style:map style:condition="value()&gt;=0" style:apply-style-name="N103P0"/>
    </number:currency-style>
    <number:number-style style:name="N8000" number:language="fa" number:country="IR">
      <number:number number:min-integer-digits="1"/>
    </number:number-style>
    <number:number-style style:name="N8103P0" style:volatile="true" number:language="fa" number:country="IR">
      <number:text>ريال </number:text>
      <number:number number:decimal-places="0" number:min-integer-digits="1" number:grouping="true"/>
      <number:text> </number:text>
    </number:number-style>
    <number:number-style style:name="N8103" number:language="fa" number:country="IR">
      <number:text>ريال </number:text>
      <number:number number:decimal-places="0" number:min-integer-digits="1" number:grouping="true"/>
      <number:text>-</number:text>
      <style:map style:condition="value()&gt;=0" style:apply-style-name="N8103P0"/>
    </number:number-style>
    <number:number-style style:name="N8104P0" style:volatile="true" number:language="fa" number:country="IR">
      <number:text>ريال </number:text>
      <number:number number:decimal-places="0" number:min-integer-digits="1" number:grouping="true"/>
      <number:text> </number:text>
    </number:number-style>
    <number:number-style style:name="N8104" number:language="fa" number:country="IR">
      <style:text-properties fo:color="#ff0000"/>
      <number:text>ريال </number:text>
      <number:number number:decimal-places="0" number:min-integer-digits="1" number:grouping="true"/>
      <number:text>-</number:text>
      <style:map style:condition="value()&gt;=0" style:apply-style-name="N8104P0"/>
    </number:number-style>
    <number:number-style style:name="N8105P0" style:volatile="true" number:language="fa" number:country="IR">
      <number:text>ريال </number:text>
      <number:number number:decimal-places="2" number:min-integer-digits="1" number:grouping="true"/>
      <number:text> </number:text>
    </number:number-style>
    <number:number-style style:name="N8105" number:language="fa" number:country="IR">
      <number:text>ريال </number:text>
      <number:number number:decimal-places="2" number:min-integer-digits="1" number:grouping="true"/>
      <number:text>-</number:text>
      <style:map style:condition="value()&gt;=0" style:apply-style-name="N8105P0"/>
    </number:number-style>
    <number:number-style style:name="N8106P0" style:volatile="true" number:language="fa" number:country="IR">
      <number:text>ريال </number:text>
      <number:number number:decimal-places="2" number:min-integer-digits="1" number:grouping="true"/>
      <number:text> </number:text>
    </number:number-style>
    <number:number-style style:name="N8106" number:language="fa" number:country="IR">
      <style:text-properties fo:color="#ff0000"/>
      <number:text>ريال </number:text>
      <number:number number:decimal-places="2" number:min-integer-digits="1" number:grouping="true"/>
      <number:text>-</number:text>
      <style:map style:condition="value()&gt;=0" style:apply-style-name="N8106P0"/>
    </number:number-style>
    <number:date-style style:name="N8107" number:language="fa" number:country="IR">
      <number:year number:style="long"/>
      <number:text>/</number:text>
      <number:month number:style="long"/>
      <number:text>/</number:text>
      <number:day number:style="long"/>
    </number:date-style>
    <number:date-style style:name="N8108" number:language="fa" number:country="IR">
      <number:day number:style="long"/>
      <number:text>-</number:text>
      <number:month number:textual="true"/>
      <number:text>-</number:text>
      <number:year/>
    </number:date-style>
    <number:date-style style:name="N8109" number:language="fa" number:country="IR">
      <number:day number:style="long"/>
      <number:text>-</number:text>
      <number:month number:textual="true"/>
    </number:date-style>
    <number:date-style style:name="N8110" number:language="fa" number:country="IR">
      <number:month number:textual="true"/>
      <number:text>-</number:text>
      <number:year/>
    </number:date-style>
    <number:time-style style:name="N8111" number:language="fa" number:country="IR">
      <number:hours number:style="long"/>
      <number:text>:</number:text>
      <number:minutes number:style="long"/>
      <number:text> </number:text>
      <number:am-pm/>
    </number:time-style>
    <number:time-style style:name="N8112" number:language="fa" number:country="IR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3" number:language="fa" number:country="IR">
      <number:hours number:style="long"/>
      <number:text>:</number:text>
      <number:minutes number:style="long"/>
    </number:time-style>
    <number:time-style style:name="N8114" number:language="fa" number:country="IR">
      <number:hours number:style="long"/>
      <number:text>:</number:text>
      <number:minutes number:style="long"/>
      <number:text>:</number:text>
      <number:seconds number:style="long"/>
    </number:time-style>
    <number:date-style style:name="N8115" number:language="fa" number:country="IR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a" number:country="IR">
      <number:number number:decimal-places="0" number:min-integer-digits="1" number:grouping="true"/>
      <number:text> </number:text>
    </number:number-style>
    <number:number-style style:name="N8116" number:language="fa" number:country="IR">
      <number:number number:decimal-places="0" number:min-integer-digits="1" number:grouping="true"/>
      <number:text>-</number:text>
      <style:map style:condition="value()&gt;=0" style:apply-style-name="N8116P0"/>
    </number:number-style>
    <number:number-style style:name="N8117P0" style:volatile="true" number:language="fa" number:country="IR">
      <number:number number:decimal-places="0" number:min-integer-digits="1" number:grouping="true"/>
      <number:text> </number:text>
    </number:number-style>
    <number:number-style style:name="N8117" number:language="fa" number:country="IR">
      <style:text-properties fo:color="#ff0000"/>
      <number:number number:decimal-places="0" number:min-integer-digits="1" number:grouping="true"/>
      <number:text>-</number:text>
      <style:map style:condition="value()&gt;=0" style:apply-style-name="N8117P0"/>
    </number:number-style>
    <number:number-style style:name="N8118P0" style:volatile="true" number:language="fa" number:country="IR">
      <number:number number:decimal-places="2" number:min-integer-digits="1" number:grouping="true"/>
      <number:text> </number:text>
    </number:number-style>
    <number:number-style style:name="N8118" number:language="fa" number:country="IR">
      <number:number number:decimal-places="2" number:min-integer-digits="1" number:grouping="true"/>
      <number:text>-</number:text>
      <style:map style:condition="value()&gt;=0" style:apply-style-name="N8118P0"/>
    </number:number-style>
    <number:number-style style:name="N8119P0" style:volatile="true" number:language="fa" number:country="IR">
      <number:number number:decimal-places="2" number:min-integer-digits="1" number:grouping="true"/>
      <number:text> </number:text>
    </number:number-style>
    <number:number-style style:name="N8119" number:language="fa" number:country="IR">
      <style:text-properties fo:color="#ff0000"/>
      <number:number number:decimal-places="2" number:min-integer-digits="1" number:grouping="true"/>
      <number:text>-</number:text>
      <style:map style:condition="value()&gt;=0" style:apply-style-name="N8119P0"/>
    </number:number-style>
    <number:number-style style:name="N8120P0" style:volatile="true" number:language="fa" number:country="IR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fa" number:country="IR">
      <number:text> </number:text>
      <number:number number:decimal-places="0" number:min-integer-digits="1" number:grouping="true"/>
      <number:text>-</number:text>
    </number:number-style>
    <number:number-style style:name="N8120P2" style:volatile="true" number:language="fa" number:country="IR">
      <number:text> - </number:text>
    </number:number-style>
    <number:text-style style:name="N8120" number:language="fa" number:country="I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a" number:country="IR">
      <number:text> ريال </number:text>
      <number:number number:decimal-places="0" number:min-integer-digits="1" number:grouping="true"/>
      <number:text> </number:text>
    </number:number-style>
    <number:number-style style:name="N8121P1" style:volatile="true" number:language="fa" number:country="IR">
      <number:text> ريال </number:text>
      <number:number number:decimal-places="0" number:min-integer-digits="1" number:grouping="true"/>
      <number:text>-</number:text>
    </number:number-style>
    <number:number-style style:name="N8121P2" style:volatile="true" number:language="fa" number:country="IR">
      <number:text> ريال - </number:text>
    </number:number-style>
    <number:text-style style:name="N8121" number:language="fa" number:country="I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a" number:country="IR">
      <number:text> </number:text>
      <number:number number:decimal-places="2" number:min-integer-digits="1" number:grouping="true"/>
      <number:text> </number:text>
    </number:number-style>
    <number:number-style style:name="N8122P1" style:volatile="true" number:language="fa" number:country="IR">
      <number:text> </number:text>
      <number:number number:decimal-places="2" number:min-integer-digits="1" number:grouping="true"/>
      <number:text>-</number:text>
    </number:number-style>
    <number:number-style style:name="N8122P2" style:volatile="true" number:language="fa" number:country="IR">
      <number:text> -</number:text>
      <number:number number:decimal-places="0" number:min-integer-digits="0"/>
      <number:text> </number:text>
    </number:number-style>
    <number:text-style style:name="N8122" number:language="fa" number:country="I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a" number:country="IR">
      <number:text> ريال </number:text>
      <number:number number:decimal-places="2" number:min-integer-digits="1" number:grouping="true"/>
      <number:text> </number:text>
    </number:number-style>
    <number:number-style style:name="N8123P1" style:volatile="true" number:language="fa" number:country="IR">
      <number:text> ريال </number:text>
      <number:number number:decimal-places="2" number:min-integer-digits="1" number:grouping="true"/>
      <number:text>-</number:text>
    </number:number-style>
    <number:number-style style:name="N8123P2" style:volatile="true" number:language="fa" number:country="IR">
      <number:text> ريال -</number:text>
      <number:number number:decimal-places="0" number:min-integer-digits="0"/>
      <number:text> </number:text>
    </number:number-style>
    <number:text-style style:name="N8123" number:language="fa" number:country="I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a" number:country="IR">
      <number:minutes number:style="long"/>
      <number:text>:</number:text>
      <number:seconds number:style="long"/>
    </number:time-style>
    <number:time-style style:name="N8125" number:language="fa" number:country="I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a" number:country="IR">
      <number:minutes number:style="long"/>
      <number:text>:</number:text>
      <number:seconds number:style="long" number:decimal-places="1"/>
    </number:time-style>
    <number:number-style style:name="N8127" number:language="fa" number:country="I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Excel_20_Built-in_20_Normal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rl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rl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5">2023/11/15</text:date>, <text:time>09:3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15T09:39:11.99</dc:date>
    <dc:creator>mehdi  kaimi</dc:creator>
    <meta:document-statistic meta:table-count="1" meta:cell-count="104" meta:object-count="0"/>
    <meta:generator>OpenOffice/4.1.10$Win32 OpenOffice.org_project/4110m2$Build-9807</meta:generator>
  </office:meta>
</office:document-meta>
</file>